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7mm" style:rel-column-width="32767*"/>
    </style:style>
    <style:style style:name="Table1.B" style:family="table-column">
      <style:table-column-properties style:column-width="100.37mm" style:rel-column-width="32768*"/>
    </style:style>
    <style:style style:name="Table1.1" style:family="table-row">
      <style:table-row-properties style:min-row-height="51.15mm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42.1mm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88mm" style:rel-column-width="3224*"/>
    </style:style>
    <style:style style:name="Table2.B" style:family="table-column">
      <style:table-column-properties style:column-width="22.49mm" style:rel-column-width="7342*"/>
    </style:style>
    <style:style style:name="Table2.C" style:family="table-column">
      <style:table-column-properties style:column-width="22mm" style:rel-column-width="7181*"/>
    </style:style>
    <style:style style:name="Table2.D" style:family="table-column">
      <style:table-column-properties style:column-width="65.97mm" style:rel-column-width="21537*"/>
    </style:style>
    <style:style style:name="Table2.E" style:family="table-column">
      <style:table-column-properties style:column-width="28.26mm" style:rel-column-width="9225*"/>
    </style:style>
    <style:style style:name="Table2.F" style:family="table-column">
      <style:table-column-properties style:column-width="8.34mm" style:rel-column-width="2723*"/>
    </style:style>
    <style:style style:name="Table2.G" style:family="table-column">
      <style:table-column-properties style:column-width="20.28mm" style:rel-column-width="6622*"/>
    </style:style>
    <style:style style:name="Table2.H" style:family="table-column">
      <style:table-column-properties style:column-width="23.53mm" style:rel-column-width="7681*"/>
    </style:style>
    <style:style style:name="Table2.A1" style:family="table-cell">
      <style:table-cell-properties fo:padding="0.97mm" fo:border-left="none" fo:border-right="none" fo:border-top="0.05pt solid #000000" fo:border-bottom="0.05pt solid #000000"/>
    </style:style>
    <style:style style:name="Table2.A2" style:family="table-cell">
      <style:table-cell-properties fo:padding="0.97mm" fo:border="none"/>
    </style:style>
    <style:style style:name="Table2.A5" style:family="table-cell">
      <style:table-cell-properties fo:padding="0.97mm" fo:border-left="none" fo:border-right="none" fo:border-top="0.05pt solid #000000" fo:border-bottom="none"/>
    </style:style>
    <style:style style:name="Table2.6" style:family="table-row">
      <style:table-row-properties style:min-row-height="6.47mm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8.75pt" style:font-size-complex="10pt"/>
    </style:style>
    <style:style style:name="P5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6" style:family="paragraph" style:parent-style-name="Standard">
      <style:paragraph-properties fo:text-align="end" style:justify-single-word="false"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9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0" style:family="paragraph" style:parent-style-name="Standard">
      <style:paragraph-properties fo:text-align="end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2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Standard">
      <style:paragraph-properties fo:margin-left="0mm" fo:margin-right="0mm" fo:text-align="center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margin-left="0mm" fo:margin-right="0mm" fo:text-align="end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text-properties style:font-name="Arial" fo:font-size="10pt" style:font-size-asian="8.75pt" style:font-size-complex="10pt"/>
    </style:style>
    <style:style style:name="P17" style:family="paragraph" style:parent-style-name="Text_20_body" style:master-page-name="Standard">
      <style:paragraph-properties fo:text-align="end" style:justify-single-word="false" style:page-number="auto"/>
    </style:style>
    <style:style style:name="P18" style:family="paragraph">
      <style:paragraph-properties fo:text-align="center"/>
    </style:style>
    <style:style style:name="fr1" style:family="graphic" style:parent-style-name="Frame">
      <style:graphic-properties style:vertical-pos="from-top" style:horizontal-pos="from-inside" style:horizontal-rel="paragraph" fo:background-color="transparent" style:background-transparency="100%" fo:padding="0mm" fo:border="none" style:shadow="none" style:flow-with-text="false">
        <style:background-image/>
        <style:columns fo:column-count="1" fo:column-gap="0mm"/>
      </style:graphic-properties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ab/><draw:frame draw:style-name="fr1" draw:name="image: asimage(o.company_id.logo)" text:anchor-type="as-char" svg:y="0mm" draw:z-index="0"><draw:text-box fo:min-height="14.11mm" fo:min-width="48.05mm"><text:p text:style-name="P1"/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Tax Invoice No. <text:s text:c="8"/>: <text:placeholder text:placeholder-type="text">&lt;o.number&gt;</text:placeholder></text:p>
            <text:p text:style-name="P2">Date<text:tab/> <text:s text:c="21"/>: <text:placeholder text:placeholder-type="text">&lt;convert_date_d_B_Y(o.date_invoice)&gt;</text:placeholder></text:p>
            <text:p text:style-name="P2">DO No <text:s text:c="22"/>: <text:placeholder text:placeholder-type="text">&lt;o.origin&gt;</text:placeholder></text:p>
            <text:p text:style-name="P2">Customer's PO No. <text:s text:c="2"/>: <text:placeholder text:placeholder-type="text">&lt;get_customer_po_no(o.origin)&gt;</text:placeholder></text:p>
            <text:p text:style-name="P2">Quotation No <text:s text:c="12"/>: <text:placeholder text:placeholder-type="text">&lt;get_quotation_no(o.origin)&gt;</text:placeholder></text:p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2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  <table:table-row table:style-name="Table1.2">
          <table:table-cell table:style-name="Table1.A1" office:value-type="string">
            <text:p text:style-name="P2">Bill To: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o.partner_id and o.partner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</text:p>
            <text:p text:style-name="P2">Attn: <text:placeholder text:placeholder-type="text">&lt;get_contact(o.partner_id)&gt;</text:placeholder></text:p>
          </table:table-cell>
          <table:table-cell table:style-name="Table1.A1" office:value-type="string">
            <text:p text:style-name="P2">Ship To: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get_ship_to_street(o.partner_id)&gt;</text:placeholder></text:p>
            <text:p text:style-name="P2"><text:placeholder text:placeholder-type="text">&lt;get_ship_to_street2(o.partner_id)&gt;</text:placeholder></text:p>
            <text:p text:style-name="P2"><text:placeholder text:placeholder-type="text">&lt;get_ship_to_country(o.partner_id)&gt;</text:placeholder> <text:placeholder text:placeholder-type="text">&lt;get_ship_to_zip(o.partner_id)&gt;</text:placeholder></text:p>
            <text:p text:style-name="P2">Attn: <text:placeholder text:placeholder-type="text">&lt;get_contact(o.partner_id)&gt;</text:placeholder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3">S/N</text:p>
          </table:table-cell>
          <table:table-cell table:style-name="Table2.A1" office:value-type="string">
            <text:p text:style-name="P3">P/N</text:p>
          </table:table-cell>
          <table:table-cell table:style-name="Table2.A1" office:value-type="string">
            <text:p text:style-name="P3">Brand</text:p>
          </table:table-cell>
          <table:table-cell table:style-name="Table2.A1" office:value-type="string">
            <text:p text:style-name="P4">Description</text:p>
          </table:table-cell>
          <table:table-cell table:style-name="Table2.A1" office:value-type="string">
            <text:p text:style-name="P3">Qty</text:p>
          </table:table-cell>
          <table:table-cell table:style-name="Table2.A1" table:number-columns-spanned="2" office:value-type="string">
            <text:p text:style-name="P3">Unit Price</text:p>
          </table:table-cell>
          <table:covered-table-cell/>
          <table:table-cell table:style-name="Table2.A1" office:value-type="string">
            <text:p text:style-name="P3">Value</text:p>
          </table:table-cell>
        </table:table-row>
        <table:table-row>
          <table:table-cell table:style-name="Table2.A2" table:number-columns-spanned="8" office:value-type="string">
            <text:p text:style-name="P14"><text:placeholder text:placeholder-type="text">&lt;for each="seq,line in enumerat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9"><text:placeholder text:placeholder-type="text">&lt;seq+1&gt;</text:placeholder></text:p>
          </table:table-cell>
          <table:table-cell table:style-name="Table2.A2" office:value-type="string">
            <text:p text:style-name="P9"><text:placeholder text:placeholder-type="text">&lt;line.part_no&gt;</text:placeholder></text:p>
          </table:table-cell>
          <table:table-cell table:style-name="Table2.A2" office:value-type="string">
            <text:p text:style-name="P9"><text:placeholder text:placeholder-type="text">&lt;line.brand&gt;</text:placeholder></text:p>
          </table:table-cell>
          <table:table-cell table:style-name="Table2.A2" office:value-type="string">
            <text:p text:style-name="P11"><text:placeholder text:placeholder-type="text">&lt;line.name&gt;</text:placeholder></text:p>
          </table:table-cell>
          <table:table-cell table:style-name="Table2.A2" office:value-type="string">
            <text:p text:style-name="P9"><text:placeholder text:placeholder-type="text">&lt;line.quantity&gt;</text:placeholder></text:p>
          </table:table-cell>
          <table:table-cell table:style-name="Table2.A2" table:number-columns-spanned="2" office:value-type="string">
            <text:p text:style-name="P9"><text:placeholder text:placeholder-type="text">&lt;line.price_unit&gt;</text:placeholder></text:p>
          </table:table-cell>
          <table:covered-table-cell/>
          <table:table-cell table:style-name="Table2.A2" office:value-type="string">
            <text:p text:style-name="P10"><text:placeholder text:placeholder-type="text">&lt;line.price_subtotal&gt;</text:placeholder></text:p>
          </table:table-cell>
        </table:table-row>
        <table:table-row>
          <table:table-cell table:style-name="Table2.A2" table:number-columns-spanned="8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15">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5" table:number-columns-spanned="2" office:value-type="string">
            <text:p text:style-name="P12"><text:placeholder text:placeholder-type="text">&lt;o.amount_untaxed&gt;</text:placeholder></text:p>
          </table:table-cell>
          <table:covered-table-cell/>
        </table:table-row>
        <table:table-row table:style-name="Table2.6">
          <table:table-cell table:style-name="Table2.A2" table:number-columns-spanned="6" office:value-type="string">
            <text:p text:style-name="P15">GST 7%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2"><text:placeholder text:placeholder-type="text">&lt;o.amount_tax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5">Net 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2"><text:placeholder text:placeholder-type="text">&lt;o.amount_total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5">Currency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3"><text:placeholder text:placeholder-type="text">&lt;o.currency_id and o.currency_id.name or ''&gt;</text:placeholder></text:p>
          </table:table-cell>
          <table:covered-table-cell/>
        </table:table-row>
      </table:table>
      <text:p text:style-name="P5"/>
      <text:p text:style-name="P5">1. Net Total Payable within <text:s/>Days either by crossed cheque made payable to "<text:placeholder text:placeholder-type="text">&lt;o.company_id and o.company_id.name or ''&gt;</text:placeholder>" </text:p>
      <text:p text:style-name="P5">or by telegraphic bank transfer in favour of <text:s/><text:placeholder text:placeholder-type="text">&lt;o.company_id and o.company_id.name or ''&gt;</text:placeholder>: </text:p>
      <text:p text:style-name="P5"/>
      <text:p text:style-name="P5">DBS Bank, South Bridge Road Branch, </text:p>
      <text:p text:style-name="P5">Address: BLK 531 Upper Cross ST #01-51 Hong Lim Complex Singapore 050531 </text:p>
      <text:p text:style-name="P5">Swift Code: DBSSSGSG </text:p>
      <text:p text:style-name="P5"/>
      <text:p text:style-name="P5"/>
      <text:p text:style-name="P5"/>
      <text:p text:style-name="P5">2. Remittance advice should clearly indicate our Invoice Number. </text:p>
      <text:p text:style-name="P8"><draw:rect text:anchor-type="paragraph" draw:z-index="1" draw:style-name="gr1" draw:text-style-name="P18" svg:width="5.51mm" svg:height="5.74mm" svg:x="2.31mm" svg:y="3.6mm"><text:p/></draw:rect><draw:rect text:anchor-type="paragraph" draw:z-index="2" draw:style-name="gr1" draw:text-style-name="P18" svg:width="5.51mm" svg:height="5.74mm" svg:x="88.07mm" svg:y="3.46mm"><text:p/></draw:rect></text:p>
      <text:p text:style-name="P8"><text:s text:c="9"/>SGD Account No: 010-901174-9<text:tab/> <text:s text:c="4"/>USD Account No: 0010-001213-01-2 </text:p>
      <text:p text:style-name="P5"/>
      <text:p text:style-name="P5"/>
      <text:p text:style-name="P6"><text:tab/></text:p>
      <text:p text:style-name="P7">Authorized Signature <text:s text:c="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4T16:13:37</dc:date>
    <dc:creator>phung11764 </dc:creator>
    <meta:editing-duration>PT1H18M55S</meta:editing-duration>
    <meta:editing-cycles>211</meta:editing-cycles>
    <meta:document-statistic meta:table-count="2" meta:image-count="0" meta:object-count="0" meta:page-count="1" meta:paragraph-count="59" meta:word-count="228" meta:character-count="2075" meta:non-whitespace-character-count="1794"/>
  </office:meta>
</office:document-meta>
</file>